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00000004AE4D7628EC00B10C4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Picture 1" draw:style-name="gr1" draw:text-style-name="P1" svg:width="17.225cm" svg:height="15.532cm" svg:x="-0.972cm" svg:y="0.462cm"><draw:image xlink:href="Pictures/1000000000000500000004AE4D7628EC00B10C49.jpg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5:51:30.561489390</meta:creation-date>
    <dc:date>2019-02-08T21:57:44.423002743</dc:date>
    <meta:editing-duration>PT5H56M3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